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930000008D893C974C80278D6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37f075" officeooo:paragraph-rsid="0037f075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e2ac" officeooo:paragraph-rsid="0038e2ac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0ece" officeooo:paragraph-rsid="00430ec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f183" officeooo:paragraph-rsid="0038f18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92a6c2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8f183" officeooo:paragraph-rsid="0038f18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8f183" officeooo:paragraph-rsid="0040f798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430ece" officeooo:paragraph-rsid="00430ec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Heading_20_2">
      <style:paragraph-properties fo:break-before="page"/>
      <style:text-properties style:font-name="Arial" fo:font-size="14pt" fo:font-weight="bold" officeooo:rsid="0038e2ac" officeooo:paragraph-rsid="0038e2ac" style:font-size-asian="14pt" style:font-weight-asian="bold" style:font-size-complex="14pt" style:font-weight-complex="bold"/>
    </style:style>
    <style:style style:name="P1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3a19bf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46e6b6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0ece" officeooo:paragraph-rsid="00430ec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0ece" officeooo:paragraph-rsid="0046e6b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3a19bf" officeooo:paragraph-rsid="003a19bf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30ec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7f07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3f865d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9" style:family="text">
      <style:text-properties fo:color="#980000" style:font-name="Arial" fo:font-size="8pt" fo:font-weight="bold" officeooo:rsid="0046e6b6" style:font-name-asian="Arial" style:font-size-asian="8pt" style:font-weight-asian="bold" style:font-name-complex="Arial" style:font-size-complex="8pt" style:font-weight-complex="bold"/>
    </style:style>
    <style:style style:name="T10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11" style:family="text">
      <style:text-properties fo:font-weight="bold" officeooo:rsid="00430ece" style:font-weight-asian="bold" style:font-weight-complex="bold"/>
    </style:style>
    <style:style style:name="T12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3" style:family="text">
      <style:text-properties style:use-window-font-color="true" style:font-name="Arial" fo:font-size="11pt" fo:language="es" fo:country="ES" fo:font-style="normal" style:text-underline-style="none" fo:font-weight="normal" officeooo: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4" style:family="text">
      <style:text-properties style:use-window-font-color="true" style:font-name="Arial" fo:font-size="11pt" fo:language="es" fo:country="ES" fo:font-style="normal" style:text-underline-style="none" fo:font-weight="normal" officeooo:rsid="00430ec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5" style:family="text">
      <style:text-properties style:use-window-font-color="true" style:font-name="Arial" fo:font-size="11pt" fo:language="es" fo:country="ES" fo:font-style="normal" style:text-underline-style="none" fo:font-weight="normal" officeooo:rsid="0046e6b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6" style:family="text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7" style:family="text">
      <style:text-properties style:use-window-font-color="true" style:font-name="Arial" fo:font-size="11pt" fo:language="es" fo:country="ES" fo:font-style="italic" style:text-underline-style="none" fo:font-weight="normal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18" style:family="text">
      <style:text-properties style:use-window-font-color="true" style:font-name="Arial" fo:font-size="11pt" fo:language="es" fo:country="ES" fo:font-style="italic" style:text-underline-style="none" fo:font-weight="normal" officeooo:rsid="00430ece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19" style:family="text">
      <style:text-properties style:use-window-font-color="true" style:font-name="Ubuntu Mono" fo:font-size="11pt" fo:language="es" fo:country="ES" fo:font-style="normal" style:text-underline-style="none" fo:font-weight="normal" officeooo:rsid="00430ec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0" style:family="text">
      <style:text-properties officeooo:rsid="00202652"/>
    </style:style>
    <style:style style:name="T21" style:family="text">
      <style:text-properties officeooo:rsid="003f865d"/>
    </style:style>
    <style:style style:name="T22" style:family="text">
      <style:text-properties officeooo:rsid="0042b8bb"/>
    </style:style>
    <style:style style:name="T23" style:family="text">
      <style:text-properties officeooo:rsid="00430ece"/>
    </style:style>
    <style:style style:name="T24" style:family="text">
      <style:text-properties officeooo:rsid="0046e6b6"/>
    </style:style>
    <style:style style:name="T25" style:family="text">
      <style:text-properties style:font-name="Ubuntu Mono"/>
    </style:style>
    <style:style style:name="T26" style:family="text">
      <style:text-properties officeooo:rsid="0049baf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0">RDE</text:span>. IES Haría</text:p>
      <text:p text:style-name="P15">UT<text:span text:style-name="T20">7</text:span>. Actividad <text:span text:style-name="T26">9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4">Clientes de correo <text:span text:style-name="T21"><text:s/>II</text:span></text:p>
      <text:p text:style-name="P2"/>
      <text:p text:style-name="P2"/>
      <text:p text:style-name="P1"/>
      <text:p text:style-name="P1"/>
      <text:p text:style-name="P1"/>
      <text:h text:style-name="P16" text:outline-level="2">Práctica</text:h>
      <text:p text:style-name="P5"/>
      <text:p text:style-name="P8">La práctica consistirá en configurar <text:span text:style-name="T23">una cuenta de correo del dominio </text:span><text:span text:style-name="T11">iesharia.org</text:span><text:span text:style-name="T23"> en diferentes clientes de correo.</text:span></text:p>
      <text:p text:style-name="P8"/>
      <text:p text:style-name="P9">Los datos de la cuenta son los siguientes:</text:p>
      <text:p text:style-name="P9"/>
      <text:p text:style-name="P9">Nombre de <text:span text:style-name="T24">cuenta</text:span>: <text:tab/><text:span text:style-name="T25">alumnosmr@iesharia.org </text:span></text:p>
      <text:p text:style-name="P9"/>
      <text:p text:style-name="P9">Servidor entrante: <text:tab/><text:span text:style-name="T25">sv31.byethost31.org</text:span></text:p>
      <text:p text:style-name="P23">Puerto IMAP: <text:tab/><text:span text:style-name="T25">993</text:span></text:p>
      <text:p text:style-name="P19"><text:span text:style-name="T15">usuario:<text:tab/></text:span><text:span text:style-name="T19">alumnosmr@iesharia.org</text:span></text:p>
      <text:p text:style-name="P23">Contraseña: <text:tab/><text:span text:style-name="T25">smr1234</text:span></text:p>
      <text:p text:style-name="P9"><text:s/></text:p>
      <text:p text:style-name="P9">Servidor saliente: <text:tab/><text:span text:style-name="T25">sv31.byethost31.org</text:span></text:p>
      <text:p text:style-name="P23">Puerto SMTP: <text:tab/><text:span text:style-name="T25">465</text:span></text:p>
      <text:p text:style-name="P19"><text:span text:style-name="T15">usuario:<text:tab/></text:span><text:span text:style-name="T19">alumnosmr@iesharia.org</text:span></text:p>
      <text:p text:style-name="P23">Contraseña: <text:tab/><text:span text:style-name="T25">smr1234</text:span></text:p>
      <text:p text:style-name="P9"><text:s text:c="4"/></text:p>
      <text:p text:style-name="P9"/>
      <text:p text:style-name="P9">En la configuración se utilizará acceso SSL/TLS seguro </text:p>
      <text:p text:style-name="P9"/>
      <text:p text:style-name="P9">Se requiere autenticación para IMAP, POP3 y SMTP. </text:p>
      <text:p text:style-name="P13"/>
      <text:p text:style-name="P12">Configuración de cliente</text:p>
      <text:p text:style-name="P6"/>
      <text:p text:style-name="P9">Configura la cuenta anterior en Thunderbird en Ubuntu y en Outlook en <text:span text:style-name="T24">una máquina virtual de </text:span><text:s/>Windows.</text:p>
      <text:p text:style-name="P9"/>
      <text:p text:style-name="P14">Comprobaciónes</text:p>
      <text:p text:style-name="P6"/>
      <text:p text:style-name="P6"><text:span text:style-name="T23">Se comprobará en cada caso el correcto funcionamiento r</text:span>edacta<text:span text:style-name="T23">ndo</text:span> un correo con las siguientes características:</text:p>
      <text:list xml:id="list7457687220171137335" text:style-name="L1">
        <text:list-item>
          <text:p text:style-name="P18"><text:span text:style-name="T13">Irá dirigido a la dirección </text:span><text:a xlink:type="simple" xlink:href="mailto:ivan@iesharia.org" text:style-name="Internet_20_link" text:visited-style-name="Visited_20_Internet_20_Link">ivan@iesharia.org</text:a><text:span text:style-name="T13">, </text:span></text:p>
        </text:list-item>
        <text:list-item>
          <text:p text:style-name="P18"><text:span text:style-name="T13">Envía en copia el correo a la dirección </text:span><text:a xlink:type="simple" xlink:href="mailto:registrosicg@gmail.com" text:style-name="Internet_20_link" text:visited-style-name="Visited_20_Internet_20_Link">registrosicg@gmail.com</text:a><text:span text:style-name="T13"> y <text:s/>a t</text:span><text:span text:style-name="T14">u cuenta de gmail</text:span><text:span text:style-name="T13"> </text:span></text:p>
        </text:list-item>
        <text:list-item>
          <text:p text:style-name="P20">Envía en copia oculta el correo a un compañero.</text:p>
        </text:list-item>
        <text:list-item>
          <text:p text:style-name="P24"><text:span text:style-name="T12">Como asunto pondrás </text:span><text:span text:style-name="T16">tu nombre</text:span><text:span text:style-name="T12"> y a continuación </text:span><text:span text:style-name="T17">“enviando correo </text:span><text:span text:style-name="T18">de IES Haría</text:span><text:span text:style-name="T17">”</text:span><text:span text:style-name="T12">. </text:span><text:span text:style-name="T14">Y el nombre del programa cliente desde el que enviaste el correo.</text:span></text:p>
        </text:list-item>
        <text:list-item>
          <text:p text:style-name="P21">En el cuerpo del correo pon el texto que quieras</text:p>
        </text:list-item>
      </text:list>
      <text:p text:style-name="P7"/>
      <text:p text:style-name="P7"><text:span text:style-name="T23">Se hará </text:span>una captura de pantalla en la que se muestre la ventana de redacción con todos los datos rellenos, guarda la captura y adjunta la imagen al correo.</text:p>
      <text:p text:style-name="P10"/>
      <text:p text:style-name="P14">Complementario</text:p>
      <text:p text:style-name="P9"/>
      <text:p text:style-name="P9">Configurar la cuenta en otros programas clientes de correo y comprueba su funcionamiento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46e6b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f07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3f865d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fo:font-weight="bold" officeooo:rsid="00430ece" style:font-name-asian="Arial" style:font-size-asian="8pt" style:font-weight-asian="bold" style:font-name-complex="Arial" style:font-size-complex="8pt" style:font-weight-complex="bold"/>
    </style:style>
    <style:style style:name="MT9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10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9</text:span><text:span text:style-name="MT4">. </text:span><text:span text:style-name="MT5">Práctica. </text:span><text:span text:style-name="MT6">Clientes de correo </text:span><text:span text:style-name="MT7"><text:s/></text:span><text:span text:style-name="MT8">II</text:span><text:span text:style-name="MT9"><text:tab/><text:tab/></text:span><text:span text:style-name="MT10"><draw:frame draw:style-name="Mfr1" draw:name="gráficos7" text:anchor-type="as-char" svg:width="2.335cm" svg:height="0.818cm" draw:z-index="1"><draw:image xlink:href="Pictures/10000201000001930000008D893C974C80278D62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creation-date>2006-10-17T21:47:29</meta:creation-date>
    <dc:date>2018-04-30T09:51:10.064538278</dc:date>
    <meta:print-date>2006-12-12T00:09:40</meta:print-date>
    <dc:language>es-ES</dc:language>
    <meta:editing-cycles>80</meta:editing-cycles>
    <meta:editing-duration>P1DT2H54M10S</meta:editing-duration>
    <meta:document-statistic meta:table-count="0" meta:image-count="1" meta:object-count="0" meta:page-count="2" meta:paragraph-count="33" meta:word-count="232" meta:character-count="1524" meta:non-whitespace-character-count="1305"/>
    <meta:user-defined meta:name="Info 1"/>
    <meta:user-defined meta:name="Info 2"/>
    <meta:user-defined meta:name="Info 3"/>
    <meta:user-defined meta:name="Info 4"/>
  </office:meta>
</office:document-meta>
</file>